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T1" style:family="text">
      <style:text-properties fo:font-weight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I Международный фестиваль по восточному танцу среди дебютантов, начинающих и любителей</text:span><text:line-break/><text:line-break/><text:span text:style-name="T1">"ISADORA DANCE FESTIVAL 2013"</text:span></text:p>
      <text:p text:style-name="Standard"><text:line-break/><text:line-break/>Гости фестиваля:<text:line-break/><text:line-break/>АННА БОРИСОВА (РОССИЯ)<text:line-break/>ЮЛИАННА ВОРОНИНА (УКРАИНА)<text:line-break/>АЛЕНА СИНЕЛЬНИКОВА (УКРАИНА)</text:p>
      <text:p text:style-name="Standard"/>
      <text:p text:style-name="Standard">Дата проведения: 30-31 марта 2013 г.<text:line-break/>Место проведения: г. Киев, концертный зал Body Feet Dance Studio (КИЕВГУМА), м. Демеевская, Голосеевский проспект (40-летие Октября) 6, 2 этаж<text:line-break/><text:line-break/><text:line-break/>В ПРОГРАММЕ ФЕСТИВАЛЯ:<text:line-break/><text:line-break/>- конкурс по восточному танцу среди дебютантов, начинающих, продолжающих и любителей (соло, дуэты, формейшн)<text:line-break/>- Всеукраинский открытый Чемпионат среди групп<text:line-break/>- мастер-классы<text:line-break/><text:line-break/>а также...<text:line-break/><text:line-break/>СВЕТСКИЙ РАУТ «ISADORA GLAM NIGHT» с блистательной шоу-программой:</text:p>
      <text:list xml:id="list1674951663" text:style-name="L1">
        <text:list-header>
          <text:p text:style-name="P2"><text:s/>- шикарные номера от Анны Борисовой, Юлианны Ворониной и Алены Синельниковой<text:line-break/>- эксклюзивное шоу от Isadora Group<text:line-break/>- выступления победителей международного фестиваля Isadora Dance Festival<text:line-break/>- фокусники и акробаты<text:line-break/>- розыгрыши, призы</text:p>
        </text:list-header>
      </text:list>
      <text:p text:style-name="Standard"/>
      <text:p text:style-name="Standard">И это еще не все..</text:p>
      <text:p text:style-name="Standard"/>
      <text:p text:style-name="Standard">Приглашаем посетить наш сайт: <text:s/><text:a xlink:type="simple" xlink:href="http://www.isadoracup.com/">www.isadoracup.com</text:a> <text:s/>Тут Вы можете узнать больше о фестивале.</text:p>
      <text:p text:style-name="Standard">А также, будем рады ответить на все Ваши вопросы в теме форума raks.com.ua «Isadora Dance Festival»: <text:a xlink:type="simple" xlink:href="http://raks.com.ua/forum/viewtopic.php?f=148&amp;t=15404">http://raks.com.ua/forum/viewtopic.php?f=148&amp;t=15404</text:a></text:p>
      <text:p text:style-name="Standard"><text:s text:c="7"/></text:p>
      <text:p text:style-name="P1">Не пропустите одно из самых ярких событий этой весны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</meta:initial-creator>
    <meta:creation-date>2013-01-30T23:54:06</meta:creation-date>
    <dc:date>2013-01-31T00:18:37</dc:date>
    <dc:creator>Anna </dc:creator>
    <meta:editing-duration>PT8M51S</meta:editing-duration>
    <meta:editing-cycles>1</meta:editing-cycles>
    <meta:document-statistic meta:table-count="0" meta:image-count="0" meta:object-count="0" meta:page-count="1" meta:paragraph-count="9" meta:word-count="163" meta:character-count="1225" meta:non-whitespace-character-count="1052"/>
    <meta:generator>LibreOffice/3.5$Linux_X86_64 LibreOffice_project/350m1$Build-2</meta:generator>
  </office:meta>
</office:document-meta>
</file>